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</style:style>
    <style:style style:name="T48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2136403013Q</text:p>
        </text:list-item>
        <text:list-item>
          <text:p text:style-name="P307">BR242386910247X</text:p>
        </text:list-item>
        <text:list-item>
          <text:p text:style-name="P308">BR244039588800K</text:p>
        </text:list-item>
        <text:list-item>
          <text:p text:style-name="P309">BR243685876105Q</text:p>
        </text:list-item>
        <text:list-item>
          <text:p text:style-name="P310">BR241682093949T</text:p>
        </text:list-item>
        <text:list-item>
          <text:p text:style-name="P311">BR2405030216578</text:p>
        </text:list-item>
        <text:list-item>
          <text:p text:style-name="P312">BR2434996607761</text:p>
        </text:list-item>
        <text:list-item>
          <text:p text:style-name="P313">BR246714545046B</text:p>
        </text:list-item>
        <text:list-item>
          <text:p text:style-name="P314">BR247917816379U</text:p>
        </text:list-item>
        <text:list-item>
          <text:p text:style-name="P315">BR2485389691553</text:p>
        </text:list-item>
        <text:list-item>
          <text:p text:style-name="P316">BR247508359229X</text:p>
        </text:list-item>
        <text:list-item>
          <text:p text:style-name="P317">BR242896076597V</text:p>
        </text:list-item>
        <text:list-item>
          <text:p text:style-name="P318">BR2422854460246</text:p>
        </text:list-item>
        <text:list-item>
          <text:p text:style-name="P319">BR249899798818K</text:p>
        </text:list-item>
        <text:list-item>
          <text:p text:style-name="P320">BR247835635907B</text:p>
        </text:list-item>
        <text:list-item>
          <text:p text:style-name="P321">BR246423612703H</text:p>
        </text:list-item>
        <text:list-item>
          <text:p text:style-name="P322">BR2493091019112</text:p>
        </text:list-item>
        <text:list-item>
          <text:p text:style-name="P323">BR2451654376762</text:p>
        </text:list-item>
        <text:list-item>
          <text:p text:style-name="P324">BR247296576029V</text:p>
        </text:list-item>
        <text:list-item>
          <text:p text:style-name="P325">BR243006745177C</text:p>
        </text:list-item>
        <text:list-item>
          <text:p text:style-name="P326">BR2415269998036</text:p>
        </text:list-item>
        <text:list-item>
          <text:p text:style-name="P327">BR243513761319Q</text:p>
        </text:list-item>
        <text:list-item>
          <text:p text:style-name="P328">BR2406898008208</text:p>
        </text:list-item>
        <text:list-item>
          <text:p text:style-name="P329">BR2443096593608</text:p>
        </text:list-item>
        <text:list-item>
          <text:p text:style-name="P330">BR244890383501Q</text:p>
        </text:list-item>
        <text:list-item>
          <text:p text:style-name="P331">BR2410906255933</text:p>
        </text:list-item>
        <text:list-item>
          <text:p text:style-name="P332">BR2491423992274</text:p>
        </text:list-item>
        <text:list-item>
          <text:p text:style-name="P333">BR2403411787161</text:p>
        </text:list-item>
        <text:list-item>
          <text:p text:style-name="P334">BR241076928470E</text:p>
        </text:list-item>
        <text:list-item>
          <text:p text:style-name="P335">BR242422387464V</text:p>
        </text:list-item>
        <text:list-item>
          <text:p text:style-name="P336">BR2490186597920</text:p>
        </text:list-item>
        <text:list-item>
          <text:p text:style-name="P337">BR240004624131U</text:p>
        </text:list-item>
        <text:list-item>
          <text:p text:style-name="P338">BR245956865018T</text:p>
        </text:list-item>
        <text:list-item>
          <text:p text:style-name="P339">BR246531372430B</text:p>
        </text:list-item>
        <text:list-item>
          <text:p text:style-name="P340">BR2466070579886</text:p>
        </text:list-item>
        <text:list-item>
          <text:p text:style-name="P341">BR244765910505V</text:p>
        </text:list-item>
        <text:list-item>
          <text:p text:style-name="P342">BR249072623203W</text:p>
        </text:list-item>
        <text:list-item>
          <text:p text:style-name="P343">BR244165503485R</text:p>
        </text:list-item>
        <text:list-item>
          <text:p text:style-name="P344">BR2402981454703</text:p>
        </text:list-item>
        <text:list-item>
          <text:p text:style-name="P345">BR2424518947220</text:p>
        </text:list-item>
        <text:list-item>
          <text:p text:style-name="P346">BR2408808947607</text:p>
        </text:list-item>
        <text:list-item>
          <text:p text:style-name="P347">BR2403819892970</text:p>
        </text:list-item>
        <text:list-item>
          <text:p text:style-name="P348">BR2476934199342</text:p>
        </text:list-item>
        <text:list-item>
          <text:p text:style-name="P349">BR2495216856122</text:p>
        </text:list-item>
        <text:list-item>
          <text:p text:style-name="P350">BR2440857758967</text:p>
        </text:list-item>
        <text:list-item>
          <text:p text:style-name="P351">BR246220666564A</text:p>
        </text:list-item>
        <text:list-item>
          <text:p text:style-name="P352">BR2422212945381</text:p>
        </text:list-item>
        <text:list-item>
          <text:p text:style-name="P353">BR242507601953U</text:p>
        </text:list-item>
        <text:list-item>
          <text:p text:style-name="P354">BR242168132577A</text:p>
        </text:list-item>
        <text:list-item>
          <text:p text:style-name="P355">BR2438054050553</text:p>
        </text:list-item>
        <text:list-item>
          <text:p text:style-name="P356">BR2437541703144</text:p>
        </text:list-item>
        <text:list-item>
          <text:p text:style-name="P357">BR247384040134R</text:p>
        </text:list-item>
        <text:list-item>
          <text:p text:style-name="P358">BR242729389959C</text:p>
        </text:list-item>
        <text:list-item>
          <text:p text:style-name="P359">BR241171065957V</text:p>
        </text:list-item>
        <text:list-item>
          <text:p text:style-name="P360">BR2423360598613</text:p>
        </text:list-item>
        <text:list-item>
          <text:p text:style-name="P361">BR245396454435H</text:p>
        </text:list-item>
        <text:list-item>
          <text:p text:style-name="P362">BR246636917142U</text:p>
        </text:list-item>
        <text:list-item>
          <text:p text:style-name="P363">BR2464088028148</text:p>
        </text:list-item>
        <text:list-item>
          <text:p text:style-name="P364">BR2486631155708</text:p>
        </text:list-item>
        <text:list-item>
          <text:p text:style-name="P365">BR2498766042571</text:p>
        </text:list-item>
        <text:list-item>
          <text:p text:style-name="P366">BR248509970998F</text:p>
        </text:list-item>
        <text:list-item>
          <text:p text:style-name="P367">BR249522723740A</text:p>
        </text:list-item>
        <text:list-item>
          <text:p text:style-name="P368">BR248694189140Z</text:p>
        </text:list-item>
        <text:list-item>
          <text:p text:style-name="P369">BR242987168506T</text:p>
        </text:list-item>
        <text:list-item>
          <text:p text:style-name="P370">BR2405755187508</text:p>
        </text:list-item>
        <text:list-item>
          <text:p text:style-name="P371">BR247422124514Q</text:p>
        </text:list-item>
        <text:list-item>
          <text:p text:style-name="P372">BR241611229433Z</text:p>
        </text:list-item>
        <text:list-item>
          <text:p text:style-name="P373">BR242480636469Z</text:p>
        </text:list-item>
        <text:list-item>
          <text:p text:style-name="P374">BR242183382994E</text:p>
        </text:list-item>
        <text:list-item>
          <text:p text:style-name="P375">BR248833939203W</text:p>
        </text:list-item>
        <text:list-item>
          <text:p text:style-name="P376">BR247207777054S</text:p>
        </text:list-item>
        <text:list-item>
          <text:p text:style-name="P377">BR241947991026A</text:p>
        </text:list-item>
        <text:list-item>
          <text:p text:style-name="P378">BR244293780373C</text:p>
        </text:list-item>
        <text:list-item>
          <text:p text:style-name="P379">BR2443601833095</text:p>
        </text:list-item>
        <text:list-item>
          <text:p text:style-name="P380">BR249487151544K</text:p>
        </text:list-item>
        <text:list-item>
          <text:p text:style-name="P381">BR248094169683L</text:p>
        </text:list-item>
        <text:list-item>
          <text:p text:style-name="P382">BR247763256902M</text:p>
        </text:list-item>
        <text:list-item>
          <text:p text:style-name="P383">BR247047352688D</text:p>
        </text:list-item>
        <text:list-item>
          <text:p text:style-name="P384">BR245548955270K</text:p>
        </text:list-item>
        <text:list-item>
          <text:p text:style-name="P385">BR248362612978Q</text:p>
        </text:list-item>
        <text:list-item>
          <text:p text:style-name="P386">BR243775827057J</text:p>
        </text:list-item>
        <text:list-item>
          <text:p text:style-name="P387">BR243329314827O</text:p>
        </text:list-item>
        <text:list-item>
          <text:p text:style-name="P388">BR241809457457I</text:p>
        </text:list-item>
        <text:list-item>
          <text:p text:style-name="P389">BR249635810808P</text:p>
        </text:list-item>
        <text:list-item>
          <text:p text:style-name="P390">BR2482197349510</text:p>
        </text:list-item>
        <text:list-item>
          <text:p text:style-name="P391">BR245561689529P</text:p>
        </text:list-item>
        <text:list-item>
          <text:p text:style-name="P392">BR243261006653E</text:p>
        </text:list-item>
        <text:list-item>
          <text:p text:style-name="P393">BR248826531100X</text:p>
        </text:list-item>
        <text:list-item>
          <text:p text:style-name="P394">BR2404942521452</text:p>
        </text:list-item>
        <text:list-item>
          <text:p text:style-name="P395">BR2497855248072</text:p>
        </text:list-item>
        <text:list-item>
          <text:p text:style-name="P396">BR2449225413565</text:p>
        </text:list-item>
        <text:list-item>
          <text:p text:style-name="P397">BR2430776159926</text:p>
        </text:list-item>
        <text:list-item>
          <text:p text:style-name="P398">BR246809353302F</text:p>
        </text:list-item>
        <text:list-item>
          <text:p text:style-name="P399">BR2425425593812</text:p>
        </text:list-item>
        <text:list-item>
          <text:p text:style-name="P400">BR243271960391F</text:p>
        </text:list-item>
        <text:list-item>
          <text:p text:style-name="P401">BR249653294453O</text:p>
        </text:list-item>
        <text:list-item>
          <text:p text:style-name="P402">BR2444612213863</text:p>
        </text:list-item>
        <text:list-item>
          <text:p text:style-name="P403">BR2446342422548</text:p>
        </text:list-item>
        <text:list-item>
          <text:p text:style-name="P404">BR2465888634283</text:p>
        </text:list-item>
        <text:list-item>
          <text:p text:style-name="P405">BR245665687240G</text:p>
        </text:list-item>
        <text:list-item>
          <text:p text:style-name="P406">BR246739670781A</text:p>
        </text:list-item>
        <text:list-item>
          <text:p text:style-name="P407">BR242576170361T</text:p>
        </text:list-item>
        <text:list-item>
          <text:p text:style-name="P408">BR241446888600Z</text:p>
        </text:list-item>
        <text:list-item>
          <text:p text:style-name="P409">BR2479628844116</text:p>
        </text:list-item>
        <text:list-item>
          <text:p text:style-name="P410">BR2479767891121</text:p>
        </text:list-item>
        <text:list-item>
          <text:p text:style-name="P411">BR243120402037Y</text:p>
        </text:list-item>
        <text:list-item>
          <text:p text:style-name="P412">BR244150391703X</text:p>
        </text:list-item>
        <text:list-item>
          <text:p text:style-name="P413">BR2472509946584</text:p>
        </text:list-item>
        <text:list-item>
          <text:p text:style-name="P414">BR2442081456541</text:p>
        </text:list-item>
        <text:list-item>
          <text:p text:style-name="P415">BR241915447834A</text:p>
        </text:list-item>
        <text:list-item>
          <text:p text:style-name="P416">BR240655340506V</text:p>
        </text:list-item>
        <text:list-item>
          <text:p text:style-name="P417">BR242162757910P</text:p>
        </text:list-item>
        <text:list-item>
          <text:p text:style-name="P418">BR248047748069V</text:p>
        </text:list-item>
        <text:list-item>
          <text:p text:style-name="P419">BR2481219729328</text:p>
        </text:list-item>
        <text:list-item>
          <text:p text:style-name="P420">BR240052905772A</text:p>
        </text:list-item>
        <text:list-item>
          <text:p text:style-name="P421">BR242000831805G</text:p>
        </text:list-item>
        <text:list-item>
          <text:p text:style-name="P422">BR246915271544K</text:p>
        </text:list-item>
        <text:list-item>
          <text:p text:style-name="P423">BR244192250793M</text:p>
        </text:list-item>
        <text:list-item>
          <text:p text:style-name="P424">BR240262990200L</text:p>
        </text:list-item>
        <text:list-item>
          <text:p text:style-name="P425">BR248069462827A</text:p>
        </text:list-item>
        <text:list-item>
          <text:p text:style-name="P426">BR249884236426H</text:p>
        </text:list-item>
        <text:list-item>
          <text:p text:style-name="P427">BR2497690542637</text:p>
        </text:list-item>
        <text:list-item>
          <text:p text:style-name="P428">BR246656143124E</text:p>
        </text:list-item>
        <text:list-item>
          <text:p text:style-name="P429">BR2487276141206</text:p>
        </text:list-item>
        <text:list-item>
          <text:p text:style-name="P430">BR2490227699785</text:p>
        </text:list-item>
        <text:list-item>
          <text:p text:style-name="P431">BR242798173873C</text:p>
        </text:list-item>
        <text:list-item>
          <text:p text:style-name="P432">BR249778771551H</text:p>
        </text:list-item>
        <text:list-item>
          <text:p text:style-name="P433">BR249396450172G</text:p>
        </text:list-item>
        <text:list-item>
          <text:p text:style-name="P434">BR240488217367O</text:p>
        </text:list-item>
        <text:list-item>
          <text:p text:style-name="P435">BR246974587700M</text:p>
        </text:list-item>
        <text:list-item>
          <text:p text:style-name="P436">BR249632597973Z</text:p>
        </text:list-item>
        <text:list-item>
          <text:p text:style-name="P437">BR2451513205807</text:p>
        </text:list-item>
        <text:list-item>
          <text:p text:style-name="P438">BR2454389787817</text:p>
        </text:list-item>
        <text:list-item>
          <text:p text:style-name="P439">BR242625669847L</text:p>
        </text:list-item>
        <text:list-item>
          <text:p text:style-name="P440">BR244738599589J</text:p>
        </text:list-item>
        <text:list-item>
          <text:p text:style-name="P441">BR2429926131076</text:p>
        </text:list-item>
        <text:list-item>
          <text:p text:style-name="P442">BR2444012635123</text:p>
        </text:list-item>
        <text:list-item>
          <text:p text:style-name="P443">BR245161927662B</text:p>
        </text:list-item>
        <text:list-item>
          <text:p text:style-name="P444">BR245070583662L</text:p>
        </text:list-item>
        <text:list-item>
          <text:p text:style-name="P445">BR249573666531A</text:p>
        </text:list-item>
        <text:list-item>
          <text:p text:style-name="P446">BR245593811107A</text:p>
        </text:list-item>
        <text:list-item>
          <text:p text:style-name="P447">BR247192801241G</text:p>
        </text:list-item>
        <text:list-item>
          <text:p text:style-name="P448">BR247052912177C</text:p>
        </text:list-item>
        <text:list-item>
          <text:p text:style-name="P449">BR249698237487F</text:p>
        </text:list-item>
        <text:list-item>
          <text:p text:style-name="P450">BR241533887543N</text:p>
        </text:list-item>
        <text:list-item>
          <text:p text:style-name="P451">BR247376360613H</text:p>
        </text:list-item>
        <text:list-item>
          <text:p text:style-name="P452">BR241193543024V</text:p>
        </text:list-item>
        <text:list-item>
          <text:p text:style-name="P453">BR249460458952M</text:p>
        </text:list-item>
        <text:list-item>
          <text:p text:style-name="P454">BR2487978895471</text:p>
        </text:list-item>
        <text:list-item>
          <text:p text:style-name="P455">BR242474235664T</text:p>
        </text:list-item>
        <text:list-item>
          <text:p text:style-name="P456">BR248853814129N</text:p>
        </text:list-item>
        <text:list-item>
          <text:p text:style-name="P457">BR243202208498R</text:p>
        </text:list-item>
        <text:list-item>
          <text:p text:style-name="P458">BR245655146471M</text:p>
        </text:list-item>
        <text:list-item>
          <text:p text:style-name="P459">BR247269157761V</text:p>
        </text:list-item>
        <text:list-item>
          <text:p text:style-name="P460">BR249273239425H</text:p>
        </text:list-item>
        <text:list-item>
          <text:p text:style-name="P461">BR2474785812628</text:p>
        </text:list-item>
        <text:list-item>
          <text:p text:style-name="P462">BR243870744780M</text:p>
        </text:list-item>
        <text:list-item>
          <text:p text:style-name="P463">BR2448432193298</text:p>
        </text:list-item>
        <text:list-item>
          <text:p text:style-name="P464">BR240752239497Q</text:p>
        </text:list-item>
        <text:list-item>
          <text:p text:style-name="P465">BR244435750785C</text:p>
        </text:list-item>
        <text:list-item>
          <text:p text:style-name="P466">BR243866391627L</text:p>
        </text:list-item>
        <text:list-item>
          <text:p text:style-name="P467">BR240731527898J</text:p>
        </text:list-item>
        <text:list-item>
          <text:p text:style-name="P468">BR2468384128072</text:p>
        </text:list-item>
        <text:list-item>
          <text:p text:style-name="P469">BR2409076421715</text:p>
        </text:list-item>
        <text:list-item>
          <text:p text:style-name="P470">BR242011874355G</text:p>
        </text:list-item>
        <text:list-item>
          <text:p text:style-name="P471">BR2490142179369</text:p>
        </text:list-item>
        <text:list-item>
          <text:p text:style-name="P472">BR244229817967Z</text:p>
        </text:list-item>
        <text:list-item>
          <text:p text:style-name="P473">BR2486356555673</text:p>
        </text:list-item>
        <text:list-item>
          <text:p text:style-name="P474">BR2469365637159</text:p>
        </text:list-item>
        <text:list-item>
          <text:p text:style-name="P475">BR249538567449E</text:p>
        </text:list-item>
        <text:list-item>
          <text:p text:style-name="P476">BR2465760923253</text:p>
        </text:list-item>
        <text:list-item>
          <text:p text:style-name="P477">BR244655746172E</text:p>
        </text:list-item>
        <text:list-item>
          <text:p text:style-name="P478">BR243413275408Z</text:p>
        </text:list-item>
        <text:list-item>
          <text:p text:style-name="P479">BR244186083469A</text:p>
        </text:list-item>
        <text:list-item>
          <text:p text:style-name="P480">BR242880954892A</text:p>
        </text:list-item>
        <text:list-item>
          <text:p text:style-name="P481">BR242508285540Z</text:p>
        </text:list-item>
        <text:list-item>
          <text:p text:style-name="P482">BR247472307276P</text:p>
        </text:list-item>
        <text:list-item>
          <text:p text:style-name="P483"><text:span text:style-name="T484">BR248025584752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78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0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0T20:45:00Z</meta:creation-date>
    <dc:date>2024-07-10T20:4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45" meta:character-count="2843" meta:row-count="20" meta:non-whitespace-character-count="2403"/>
  </office:meta>
</office:document-meta>
</file>